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INTEGRACION LUZ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19311279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030563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NECIOSUP GARCIA, YEINSON GEORG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93682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ENDOZA ROQUE, NICOMEDE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51269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4/06/2021</text:span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4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4 - Trans. Aer. Caja Gallinas Ponedoras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43</text:p>
          </table:table-cell>
          <table:table-cell table:style-name="Tableau1.D2" office:value-type="string">
            <text:p text:style-name="P12">17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72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>23/06/2021</text:span></text:p>
          </table:table-cell>
          <table:table-cell table:style-name="Tabla2.A2" office:value-type="string">
            <text:p text:style-name="P4"><text:span text:style-name="T5">3032170</text:span></text:p>
          </table:table-cell>
          <table:table-cell table:style-name="Tabla2.A2" office:value-type="string">
            <text:p text:style-name="P4"><text:span text:style-name="T5">1720.00</text:span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GALLINAS BB</text:p>
          </table:table-cell>
          <table:table-cell table:style-name="Tabla3.A2" office:value-type="string">
            <text:p text:style-name="P21">4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3T23:16:44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